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 fo:text-align="justify" style:justify-single-word="false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fo:language="en" fo:country="GB" style:font-size-asian="12pt" style:font-name-complex="Times New Roman1" style:font-size-complex="12pt"/>
    </style:style>
    <style:style style:name="P3" style:family="paragraph" style:parent-style-name="_3c_salute_3e_">
      <style:text-properties style:font-name="Times New Roman" style:font-size-complex="12pt"/>
    </style:style>
    <style:style style:name="P4" style:family="paragraph" style:parent-style-name="Standard" style:master-page-name="Standard">
      <style:paragraph-properties fo:margin-top="0cm" fo:margin-bottom="0cm" fo:line-height="150%" fo:text-align="justify" style:justify-single-word="false" style:page-number="auto"/>
    </style:style>
    <style:style style:name="P5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fo:language="en" fo:country="GB" style:font-size-asian="12pt" style:font-name-complex="Times New Roman1" style:font-size-complex="12pt"/>
    </style:style>
    <style:style style:name="T1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GB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fo:language="zxx" fo:country="none" style:font-size-asian="12pt" style:font-name-complex="Times New Roman1" style:font-size-complex="12pt"/>
    </style:style>
    <style:style style:name="T4" style:family="text">
      <style:text-properties style:font-name="Times New Roman" style:font-size-complex="12pt"/>
    </style:style>
    <style:style style:name="T5" style:family="text">
      <style:text-properties style:font-size-complex="12pt"/>
    </style:style>
    <style:style style:name="T6" style:family="text">
      <style:text-properties fo:color="#333333" style:font-name="Times New Roman" fo:font-size="12pt" fo:language="en" fo:country="GB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pyeditor : Trista</text:span><text:bookmark text:name="_GoBack"/><text:span text:style-name="T1">n Alonge (Molière 21). </text:span></text:p>
      <text:p text:style-name="P2">Copyeditor : Mathilde Nicolas. </text:p>
      <text:p text:style-name="P2">Creator: Baldini Stefano ( ?- ?).</text:p>
      <text:p text:style-name="P2">Title: Relazione del viaggio fatto dall’ill.mo Sig. Card.e Chigi</text:p>
      <text:p text:style-name="P2">Date: 1664/07/30. </text:p>
      <text:p text:style-name="P1"><text:span text:style-name="T1">Bibl: Baldini Stefano, </text:span><text:span text:style-name="T2">Relazione del viaggio fatto dall’ill.mo Sig. Card.e Chigi</text:span><text:span text:style-name="T1">, 1664, </text:span><office:annotation office:name="__Annotation__17_858368342"><dc:creator>Windows User</dc:creator><dc:date>2020-04-25T13:59:00.82</dc:date><textooo:sender-initials>WU</textooo:sender-initials><text:p>Le lien est-il bien mis ?</text:p></office:annotation><text:a xlink:type="simple" xlink:href="http://moliere.huma-num.fr/base.php?Stefano_Baldini%2C_Relazione_del_viaggio_fatto_dall’ill%2Emo_Sig%2E_Card%2Ee_Chigi" text:style-name="Internet_20_link" text:visited-style-name="Visited_20_Internet_20_Link"><text:span text:style-name="T3">http://moliere.huma-num.fr/base.php?Stefano_Baldini%2C_Relazione_del_viaggio_fatto_dall%E2%80%99ill%2Emo_Sig%2E_Card%2Ee_Chigi</text:span></text:a><office:annotation-end office:name="__Annotation__17_858368342"/><text:span text:style-name="T6">.</text:span></text:p>
      <text:p text:style-name="P2"/>
      <text:p text:style-name="P2"/>
      <text:p text:style-name="Text_20_body"><text:span text:style-name="_3c_persName_3e_"><text:span text:style-name="T4">Le cardinal</text:span></text:span> accompagna ensuite <text:span text:style-name="_3c_persName_3e_"><text:span text:style-name="T4">le roi</text:span></text:span> dans les chambres et, après lui avoir fait la révérence, il se retira dans son appartement afin de se préparer pour aller au divertissement d’<text:span text:style-name="_3c_tech_3e_"><text:span text:style-name="T4">une comédie française</text:span></text:span>, puisqu’il y avait en même temps des <text:span text:style-name="_3c_persName_3e_"><text:span text:style-name="T4">acteurs français</text:span></text:span>, <text:span text:style-name="_3c_persName_3e_"><text:span text:style-name="T4">espagnols</text:span></text:span> et <text:span text:style-name="_3c_persName_3e_"><text:span text:style-name="T4">italiens</text:span></text:span> divisés en <text:span text:style-name="_3c_persName_3e_"><text:span text:style-name="T4">trois troupes</text:span></text:span>, qui jouaient en alternance chaque jour […] <text:span text:style-name="_3c_tech_3e_"><text:span text:style-name="T4">La pièce</text:span></text:span> fut pleine de traits d’esprit et d'airs muscicaux, et de variétés et d’amours, relatant l’histoire d’<text:span text:style-name="_3c_name_3e_"><text:span text:style-name="T4">une princesse</text:span></text:span> qui, afin d’apprivoiser l’arrogance d’<text:span text:style-name="_3c_name_3e_"><text:span text:style-name="T4">un Prince</text:span></text:span>, fit en sorte de le faire tomber amoureux et finit par en tomber elle-même amoureuse au même moment ; elle le prit pour mari. Il y eut de nombreux <text:span text:style-name="_3c_tech_3e_"><text:span text:style-name="T4">ballets</text:span></text:span> de <text:span text:style-name="_3c_name_3e_"><text:span text:style-name="T4">dormeurs</text:span></text:span>, de <text:span text:style-name="_3c_name_3e_"><text:span text:style-name="T4">nymphes</text:span></text:span> et de <text:span text:style-name="_3c_name_3e_"><text:span text:style-name="T4">bergers</text:span></text:span>, mais le dernier surpassa tous les autres, puisqu’il y avait sur scène au même moment plus de <text:span text:style-name="_3c_name_3e_"><text:span text:style-name="T4">cinquante personnages</text:span></text:span> à l’aide d’<text:span text:style-name="_3c_tech_3e_"><text:span text:style-name="T4">une machine</text:span></text:span> <text:span text:style-name="_3c_description_3e__20_Car"><text:span text:style-name="T5">qui avait la forme d’un grand vase, qui présentait sur les côtés deux escaliers remplis</text:span></text:span> <text:span text:style-name="_3c_persName_3e_"><text:span text:style-name="T4">de joueurs de trompettes</text:span></text:span> et <text:span text:style-name="_3c_persName_3e_"><text:span text:style-name="T4">violes</text:span></text:span> dans le vase et <text:span text:style-name="_3c_persName_3e_"><text:span text:style-name="T4">de violons</text:span></text:span> sur les escaliers déguisés en <text:span text:style-name="_3c_name_3e_"><text:span text:style-name="T4">satyres</text:span></text:span>, qui descendirent sur scène et dansèrent avec <text:span text:style-name="_3c_persName_3e_"><text:span text:style-name="T4">douze autres danseurs</text:span></text:span> déguisés différemment ; et pour varier <text:span text:style-name="_3c_tech_3e_"><text:span text:style-name="T4">la danse</text:span></text:span>, ils quittèrent les violons et prirent <text:span text:style-name="_3c_persName_3e_"><text:span text:style-name="T4">des tambourins</text:span></text:span>, avec lesquels il firent divers petits jeux au tempo de la musique ; il y en avait <text:span text:style-name="_3c_persName_3e_"><text:span text:style-name="T4">plus de 40</text:span></text:span> qui jouaient de la contrebasse, de la viole, du violon et de la trompette et du tambourin. <text:span text:style-name="_3c_tech_3e_"><text:span text:style-name="T4">La machine</text:span></text:span> avait un aspect semblable :</text:p>
      <text:p text:style-name="Text_20_body"/>
      <text:p text:style-name="Text_20_body">[croquis]</text:p>
      <text:p text:style-name="Text_20_body"/>
      <text:p text:style-name="Text_20_body">Et ici avec un amusement universel se termina <text:span text:style-name="_3c_tech_3e_"><text:span text:style-name="T4">la pièce sylvestre</text:span></text:span> qui avait déjà été représentée une autre fois devant <text:span text:style-name="_3c_persName_3e_"><text:span text:style-name="T4">S.M.</text:span></text:span> dans une forêt</text:p>
      <text:p text:style-name="Text_20_body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8</meta:editing-cycles>
    <meta:creation-date>2020-04-14T14:00:00</meta:creation-date>
    <dc:date>2020-05-11T16:59:04.57</dc:date>
    <meta:editing-duration>PT22S</meta:editing-duration>
    <meta:generator>OpenOffice/4.1.6$Win32 OpenOffice.org_project/416m1$Build-9790</meta:generator>
    <meta:document-statistic meta:table-count="0" meta:image-count="0" meta:object-count="0" meta:page-count="1" meta:paragraph-count="9" meta:word-count="311" meta:character-count="19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